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1.7256in"/>
    </style:style>
    <style:style style:name="co3" style:family="table-column">
      <style:table-column-properties fo:break-before="auto" style:column-width="0.5783in"/>
    </style:style>
    <style:style style:name="co4" style:family="table-column">
      <style:table-column-properties fo:break-before="auto" style:column-width="1.1791in"/>
    </style:style>
    <style:style style:name="co5" style:family="table-column">
      <style:table-column-properties fo:break-before="auto" style:column-width="0.9646in"/>
    </style:style>
    <style:style style:name="co6" style:family="table-column">
      <style:table-column-properties fo:break-before="auto" style:column-width="1.1256in"/>
    </style:style>
    <style:style style:name="co7" style:family="table-column">
      <style:table-column-properties fo:break-before="auto" style:column-width="1.1146in"/>
    </style:style>
    <style:style style:name="co8" style:family="table-column">
      <style:table-column-properties fo:break-before="auto" style:column-width="1.1575in"/>
    </style:style>
    <style:style style:name="co9" style:family="table-column">
      <style:table-column-properties fo:break-before="auto" style:column-width="1.0398in"/>
    </style:style>
    <style:style style:name="co10" style:family="table-column">
      <style:table-column-properties fo:break-before="auto" style:column-width="1.2429in"/>
    </style:style>
    <style:style style:name="co11" style:family="table-column">
      <style:table-column-properties fo:break-before="auto" style:column-width="1.2756in"/>
    </style:style>
    <style:style style:name="co12" style:family="table-column">
      <style:table-column-properties fo:break-before="auto" style:column-width="1.1465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vertical-align="top"/>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no-wrap"/>
    </style:style>
    <style:style style:name="ce4" style:family="table-cell" style:parent-style-name="Default">
      <style:table-cell-properties style:glyph-orientation-vertical="0" fo:wrap-option="wrap" style:direction="ltr"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1"/>
        <table:table-column table:style-name="co4" table:default-cell-style-name="ce3"/>
        <table:table-column table:style-name="co5" table:default-cell-style-name="ce3"/>
        <table:table-column table:style-name="co6" table:default-cell-style-name="ce1"/>
        <table:table-column table:style-name="co1" table:default-cell-style-name="ce3"/>
        <table:table-column table:style-name="co7" table:default-cell-style-name="ce1"/>
        <table:table-column table:style-name="co1" table:default-cell-style-name="ce3"/>
        <table:table-column table:style-name="co8" table:default-cell-style-name="ce1"/>
        <table:table-column table:style-name="co9" table:default-cell-style-name="ce3"/>
        <table:table-column table:style-name="co10" table:default-cell-style-name="ce1"/>
        <table:table-column table:style-name="co1" table:default-cell-style-name="ce1"/>
        <table:table-column table:style-name="co1" table:default-cell-style-name="ce3"/>
        <table:table-column table:style-name="co1" table:default-cell-style-name="ce1"/>
        <table:table-column table:style-name="co11" table:default-cell-style-name="ce1"/>
        <table:table-column table:style-name="co12" table:default-cell-style-name="ce3"/>
        <table:table-column table:style-name="co1" table:number-columns-repeated="16367" table:default-cell-style-name="ce1"/>
        <table:table-row table:style-name="ro1">
          <table:table-cell office:value-type="string" calcext:value-type="string">
            <text:p>songName</text:p>
          </table:table-cell>
          <table:table-cell office:value-type="string" calcext:value-type="string">
            <text:p>youtubeLink</text:p>
          </table:table-cell>
          <table:table-cell office:value-type="string" calcext:value-type="string">
            <text:p>trackNo</text:p>
          </table:table-cell>
          <table:table-cell office:value-type="string" calcext:value-type="string">
            <text:p>japaneseLyrics</text:p>
          </table:table-cell>
          <table:table-cell office:value-type="string" calcext:value-type="string">
            <text:p>romajiLyrics</text:p>
          </table:table-cell>
          <table:table-cell office:value-type="string" calcext:value-type="string">
            <text:p>japaneseLyricist</text:p>
          </table:table-cell>
          <table:table-cell office:value-type="string" calcext:value-type="string">
            <text:p>frenchLyrics</text:p>
          </table:table-cell>
          <table:table-cell office:value-type="string" calcext:value-type="string">
            <text:p>frenchTranslator</text:p>
          </table:table-cell>
          <table:table-cell office:value-type="string" calcext:value-type="string">
            <text:p>englishLyrics</text:p>
          </table:table-cell>
          <table:table-cell office:value-type="string" calcext:value-type="string">
            <text:p>englishTranslator</text:p>
          </table:table-cell>
          <table:table-cell office:value-type="string" calcext:value-type="string">
            <text:p>spanishLyrics</text:p>
          </table:table-cell>
          <table:table-cell office:value-type="string" calcext:value-type="string">
            <text:p>spanishTranslator</text:p>
          </table:table-cell>
          <table:table-cell office:value-type="string" calcext:value-type="string">
            <text:p>artistName</text:p>
          </table:table-cell>
          <table:table-cell office:value-type="string" calcext:value-type="string">
            <text:p>vocals</text:p>
          </table:table-cell>
          <table:table-cell office:value-type="string" calcext:value-type="string">
            <text:p>albumName</text:p>
          </table:table-cell>
          <table:table-cell office:value-type="string" calcext:value-type="string">
            <text:p>albumReleaseYear</text:p>
          </table:table-cell>
          <table:table-cell office:value-type="string" calcext:value-type="string">
            <text:p>albumImage</text:p>
          </table:table-cell>
          <table:table-cell office:value-type="string" calcext:value-type="string">
            <text:p>albumTotalTracks</text:p>
          </table:table-cell>
          <table:table-cell office:value-type="string" calcext:value-type="string">
            <text:p>circle</text:p>
          </table:table-cell>
          <table:table-cell table:number-columns-repeated="16365"/>
        </table:table-row>
        <table:table-row table:style-name="ro1">
          <table:table-cell table:style-name="ce6" office:value-type="string" calcext:value-type="string">
            <text:p>LET’S TOAST!!</text:p>
          </table:table-cell>
          <table:table-cell office:value-type="string" calcext:value-type="string">
            <text:p>tu4OQ8LQn4w</text:p>
          </table:table-cell>
          <table:table-cell office:value-type="float" office:value="1" calcext:value-type="float">
            <text:p>1</text:p>
          </table:table-cell>
          <table:table-cell table:style-name="ce4" office:value-type="string" calcext:value-type="string">
            <text:p>はらぺこでお腹号令\n今日は麺 それともお米\nいや小麦粉たんまり持って\nじゅ～ん備はオッケー！！\nパンパーティの可能性\nいい匂いが漂って\nテンション 予熱 最高点\nトーストしたらCheersでYaaaaaaay!!!\n \n((Toast &amp; Toast yaaaaaaaaayyyyyyy!!!))\n \nレアのトースト ウェルダントースト\n十人十色で 百人百パン\n挟んで乗せて 浸して焼いたら パンダフル\n \nふわふわもちもち 天国が来たら\nしゅわしゅわぐびっと おかわりアンコール\nよくばり反則級 ダブルでパンパンチ\n \nあぁ ここにあられますのは\n生ハム原木 できたてアヒージョ\nたっぷり載せまして\n呑んでも食べてもいいなら\n両方行くしか無いでしょ\nオーブンの前に集まって パンで乾杯！！\n \n(LET’S TOAST!!) 小麦のスキー場建設して\n(LET’S TOAST!!) こねるのは誰かに任せて\n(LET’S TOAST!!) イーストがんばってる横で\n(LET’S TOAST!!) カンパイ!!\n(LET’S TOAST!!) カンパイ!!\n(LET’S TOAST!!) ゴールデンな焼き加減と\n(LET’S TOAST!!) 両手に金色のジョッキと\n(LET’S TOAST!!) 友達全員分のWonderful Toast &amp; Toast\n満杯＆満パン\n（みんなの両手のグラスとパン　全部ぶつけてスタート）\nはい！！満杯＆カンパイ\nディナーテーブルいっぱいに\n召し上がれ Toast &amp; Toast Yaaaaaaay!!!\n((Toast &amp; Toast yaaaaaaaaayyyyyyy!!!))\n \nケチャップサラミ チーズでピザトースト\nゴールデンのスイート フレンチトースト\n(Bon appétit!)\n世界の宇宙のみんなのラブリー胃袋ゲット！\n \n万物流転して パン物充填して\n朝から晩まで パンパンにパンタ・レイ\nおいしさカンスト ブラックホールもパンクする\n \nあぁ 耳までかりかりキツネ色\n＆黄色がとろ～りのマリアージュ\nメイラード反応の 絶対領域\nまるごと世界をチーズで食べちゃって\nオーブンの前に集まって パンで乾杯！！\n \n(LET’S TOAST!!) 桜の下に集まったなら\n(LET’S TOAST!!) 暑いビーチに必須なのは\n(LET’S TOAST!!) 芸術 読書 食欲なら\n(LET’S TOAST!!) カンパイ!!\n(LET’S TOAST!!) カンパイ!!\n(LET’S TOAST!!) 雪が降ればしばれるじゃん\n(LET’S TOAST!!) めでてーすぎるのだ New Year\n(LET’S TOAST!!) 来年一年分のFantastic Toast &amp; Toast\n満杯＆満パン\n（みんなの両手のグラスとパン　全部ぶつけてスタート）\nはい！！満杯＆カンパイ\nディナーテーブルいっぱいに\n召し上がれ Toast &amp; Toast Yaaaaaaay!!!\n \nはらぺこでお腹号令\n今日は麺 それともお米\nいや小麦粉たんまり持って\nじゅ～ん備はオッケー！！\nパンパーティの可能性\nいい匂いが漂って\nテンション 予熱 最高点\nトーストしたらCheersでYaaaaaaay!!!\n((Toast &amp; Toast yaaaaaaaaayyyyyyy!!!))\n \n(LET’S TOAST!!) 一食一度の人生\n(LET’S TOAST!!) どっちかだけなんて残念\n(LET’S TOAST!!) 毎食Yum×Yumコンボ決めて\n(LET’S TOAST!!) カンパイ!!\n(LET’S TOAST!!) カンパイ!!\n(LET’S TOAST!!) 呑んだ後は頬張って\n(LET’S TOAST!!) 満腹にほら流し込んで\n(LET’S TOAST!!) 今日からきっとずっとHappiest Toast &amp; Toast\n酵母＆Let’s go\n（膨らましてわくわく　デリシャスも2倍増し増量）\nはい！！酵母&amp;黄金\n（魔法フェルメンテーション 炭酸orC₂H₆O）\nYayy!! 満杯＆満パン\n（みんなの両手のグラスとパン　全部ぶつけたらスタート）\nはい！！満杯＆カンパイ\nディナーテーブルいっぱいに\n召し上がれ Toast &amp; Toast Yaaaaaaay!!!\n((Toast &amp; Toast yaaaaaaaaayyyyyyy!!!))</text:p>
          </table:table-cell>
          <table:table-cell office:value-type="string" calcext:value-type="string">
            <text:p>Harapeko de onaka gōrei\nKyou wa men, sore tomo okome\nIya komugiko tanmari motte\nJuunbi wa okkē!!\nPanpātī no kanōsei\nIi nioi ga tadayotte\nTenshon, yonetsu, saikōten\nTōsuto shitara Cheers de Yaaaaaaay!!!\n \n((Toast &amp; Toast yaaaaaaaaayyyyyyy!!!))\n \nRea no tōsuto uerudan tōsuto\nJūnin toiro de hyakunin hyakupan\nHasande nosete hitashite yaitara pandafuru\n \nFuwafuwa mochimochi tengoku ga kitara\nShuwashuwa gubitto okawari ankōru\nYokubari hansokukyū daburu de panpunchi\n \nAa koko ni araremasu no wa\nNama hamu genki dekitate ahījō\nTappuri nosemashite\nNomu demo tabetemo ii nara\nRyōhō iku shikanai desho\nŌbun no mae ni atsumatte pan de kanpai!!\n \n(LET’S TOAST!!) Komugi no sukījou kensetsushite\n(LET’S TOAST!!) Koneru no wa dare ka ni makasete\n(LET’S TOAST!!) Īsuto ganbatteru yoko de\n(LET’S TOAST!!) Kanpai!!\n(LET’S TOAST!!) Kanpai!!\n(LET’S TOAST!!) Gōruden'na yaki kagen to\n(LET’S TOAST!!) Ryōte ni kin'iro no jokki to\n(LET’S TOAST!!) Tomodachi zen'inbun no Wonderful Toast &amp; Toast\nManpai &amp; Manpan\n(Min'na no ryōte no gurasu to pan zenbu butsuketara sutāto)\nHai!! Manpai &amp; Kanpai\nDinā tēburu ippai ni\nMeshiagare Toast &amp; Toast Yaaaaaaay!!!\n \n((Toast &amp; Toast yaaaaaaaaayyyyyyy!!!))\n \nKechappu sarami chīzu de piza tōsuto\nGōruden no suīto furenchi tōsuto\n(Bon appétit!)\nSekai no uchū no min'na no raburī ibukuro getto!\n \nBanbutsu ruten shite panmono jūtenshite\nAsa kara ban made panpan ni pantarei\nOishisa kansuto burakku hōru mo pankusuru\n \nAa mimi made karikari kitsune-iro\n&amp; kiiro ga toro~ri no mariāju\nMeirādo hannō no zettai ryōiki\nMarugoto sekai o chīzu de tabechatte\nŌbun no mae ni atsumatte pan de kanpai!!\n \n(LET'S TOAST!!) Sakura no shita ni atsumattanara\n(LET'S TOAST!!) Atsui bīchi ni hissuna no wa\n(LET'S TOAST!!) Geijutsu dokusho shokuyoku nara\n(LET’S TOAST!!) Kanpai!!\n(LET’S TOAST!!) Kanpai!!\n(LET’S TOAST!!) Yuki ga fureba shibareru jan\n(LET’S TOAST!!) Medetē sugiru no da New Year\n(LET’S TOAST!!) Rainen ichinen-bun no Fanstastic Toast &amp; Toast\nManpai &amp; Manpan\n(Min'na no ryōte no gurasu to pan zenbu butsuketara sutāto)\nHai!! Manpai &amp; Kanpai\nDinā tēburu ippai ni\nMeshiagare Toast &amp; Toast Yaaaaaaay!!!\n \nHarapeko de onaka gōrei\nKyou wa men, sore tomo okome\nIya komugiko tanmari motte\nJuunbi wa okkē!!\nPanpātī no kanōsei\nIi nioi ga tadayotte\nTenshon, yonetsu, saikōten\nTōsuto shitara Cheers de Yaaaaaaay!!!\n \n(LET’S TOAST!!) Isshoku ichido no jinsei\n(LET’S TOAST!!) Docchi ka dake nante zannen\n(LET’S TOAST!!) Maishoku Yum×Yum konbo kimete\n(LET’S TOAST!!) Kanpai!!\n(LET’S TOAST!!) Kanpai!!\n(LET'S TOAST!!) Nonda ato wa hōbatte\n(LET'S TOAST!!) Manpuku ni hora nagashikonde\n(LET'S TOAST!!) Kyō kara kitto zutto Happiest Toast &amp; Toast\nKōbo &amp; Let’s go\n(Fukuramashite wakuwaku derishasu mo nibai mashimanzō)\nHai!! Koubo &amp; Ougon\n(Mahō ferumentēshon tansan or C₂H₆O)\nYayy!! Manpai &amp; Manpan\n(Min'na no ryōte no gurasu to pan zenbu butsuketara sutāto)\nHai!! Manpai &amp; Kanpai\nDinā tēburu ippai ni\nMeshiagare Toast &amp; Toast Yaaaaaaay!!!\n((Toast &amp; Toast yaaaaaaaaayyyyyyy!!!))</text:p>
          </table:table-cell>
          <table:table-cell table:style-name="ce5" office:value-type="string" calcext:value-type="string">
            <text:p>Camellia </text:p>
          </table:table-cell>
          <table:table-cell table:number-columns-repeated="2"/>
          <table:table-cell office:value-type="string" calcext:value-type="string">
            <text:p>Your hungry tummy rules now.\nWhat do you want: rice or noodles?\nNope, I'll take plenty of flour!\nEverything's ready!\nA bread party is within reach.\nA delightful aroma fills the air.\nTension, preheat, to the max!\nSo toast and cheers saying Yaaaaaaaaay!!!\n\n((Toast &amp; Toast yaaaaaaaaayyyyyyy!!!))\n \nA rare toast, but a well done one.\nWhen it comes to bread, everyone has their own style.\nSandwich it, stack it, dip it and bake it, it's wonbreadful!\n \nSo fluffy and elastic. Heaven has arrived.\nSo bubbly and satisfying, another serving please!\nI want to break the rules, a double pun-punch!\n \nAh, here we have it,\nFresh ham al ajillo, straight from the log.\nI've piled it on generously.\nIf you want to drink and eat,\nWell, I guess we have to do both.\nSo, gather around the oven and let's raise a toast with our bread!\n \n(LET’S TOAST!!) Let's build a wheat ski resort.\n(LET’S TOAST!!) Leave the kneading to someone else.\n(LET’S TOAST!!) While the yeast is working hard!\n(LET’S TOAST!!) Cheers!!\n(LET’S TOAST!!) Cheers!!\n(LET’S TOAST!!) Adjust the golden browning just right, so\n(LET’S TOAST!!) With golden mugs in our hands,\n(LET’S TOAST!!) For all my pals, what a wonderful Toast &amp; Toast\nRe-fill &amp; Re-bread!\n(When everyone's glasses and bread collide, that's the start)\nYeah!! Re-fill &amp; Cheers.\nWith the dinner table so full of food\nlet's feast and Toast &amp; Toast Yaaaaaaay!!!\n((Toast &amp; Toast yaaaaaaaaayyyyyyy!!!))\n \nA cheesy pizza toast with ketchup and salami.\nA french toast with golden sweet.\n(Bon appétit!)\nEveryone in the universe gets a lovely stomach!\n \nAll things flow, all things are filled with bread.\nFrom morning till night, everything's bursting with breadiness!\nMaximum taste score, even the black hole is bursting with bread.\n \nAh, from my ears down to a light brown,\nAnd a fusion of yellow that's melting,\nIn the absolute domain of Maillard reaction,\nWe devour the whole world with cheese,\nSo, gather around the oven and let's raise a toast with our bread!\n \n(LET'S TOAST!!) If we gather under the cherry blossoms,\n(LET'S TOAST!!) What's essential on a hot beach is\n(LET'S TOAST!!) Art, reading, and appetite,\n(LET’S TOAST!!) Cheers!!\n(LET’S TOAST!!) Cheers!!\n(LET’S TOAST!!) If it snows, why don't you tie it up?\n(LET’S TOAST!!) It's too much to celebrate New Year!\n(LET’S TOAST!!) From this year and the next to come, Fantastic Toast &amp; Toast\nRe-fill &amp; Re-bread!\n(When everyone's glasses and bread collide, that's the start)\nYeah!! Re-fill &amp; Re-Cheers.\nWith the dinner table so full of food\nlet's have a feast and Toast &amp; Toast Yaaaaaaay!!!\n((Toast &amp; Toast yaaaaaaaaayyyyyyy!!!))\n \nYour hungry tummy rules now.\nWhat do you want: rice or noodles?\nNope, I'll take plenty of flour!\nEverything's ready!\nA bread party is within reach.\nA delightful aroma fills the air.\nTension is high, preheating to the max!\nSo toast and cheers saying Yaaaaaaaaay!!!\n((Toast &amp; Toast yaaaaaaaaayyyyyyy!!!))\n \n(LET’S TOAST!!) A life of one meal a day\n(LET’S TOAST!!) What a nuisance to decide.\n(LET’S TOAST!!) Choose the YumxYum combo on every meal.\n(LET’S TOAST!!) Cheers!!\n(LET’S TOAST!!) Cheers!!\n(LET'S TOAST!!) After we drink, take a bite,\n(LET'S TOAST!!) Fill our bellies to the brim, you see,\n(LET'S TOAST!!) From today, surely forever, it's the Happiest Toast &amp; Toast.\nYeast &amp; Let's go\n(Expanding with excitement, doubling the deliciousness)\nYes!! Yeast &amp; Gold\n(Magical fermentation, carbonation or C₂H₆O)\nYayy!! Re-fill &amp; Re-bread\n(When everyone's glasses and bread collide, that's the start)\nYeah!! Re-fill &amp; Re-Cheers.\nWith the dinner table so full of food\nlet's have a feast and Toast &amp; Toast Yaaaaaaay!!!\n((Toast &amp; Toast yaaaaaaaaayyyyyyy!!!))\nhttps://lyricstranslate.com/en/lets-toast-lets-toast.html-0</text:p>
          </table:table-cell>
          <table:table-cell office:value-type="string" calcext:value-type="string">
            <text:p>Hasegawa Liz</text:p>
          </table:table-cell>
          <table:table-cell table:number-columns-repeated="2"/>
          <table:table-cell table:style-name="ce5" office:value-type="string" calcext:value-type="string">
            <text:p>Camellia </text:p>
          </table:table-cell>
          <table:table-cell table:style-name="ce6" office:value-type="string" calcext:value-type="string">
            <text:p>ななひら&amp;ころね ぽち</text:p>
          </table:table-cell>
          <table:table-cell office:value-type="string" calcext:value-type="string">
            <text:p>Make a Toast!</text:p>
          </table:table-cell>
          <table:table-cell office:value-type="float" office:value="2023" calcext:value-type="float">
            <text:p>2023</text:p>
          </table:table-cell>
          <table:table-cell office:value-type="string" calcext:value-type="string">
            <text:p>https://medium-media.vgm.io/albums/03/132830/132830-1ef6b6c0366d.png</text:p>
          </table:table-cell>
          <table:table-cell office:value-type="float" office:value="4" calcext:value-type="float">
            <text:p>4</text:p>
          </table:table-cell>
          <table:table-cell office:value-type="string" calcext:value-type="string">
            <text:p>Confetto</text:p>
          </table:table-cell>
          <table:table-cell table:number-columns-repeated="16365"/>
        </table:table-row>
        <table:table-row table:style-name="ro1">
          <table:table-cell office:value-type="string" calcext:value-type="string">
            <text:p>エムファエア・カエルレア</text:p>
          </table:table-cell>
          <table:table-cell office:value-type="string" calcext:value-type="string">
            <text:p>MvYTKy6LoCA</text:p>
          </table:table-cell>
          <table:table-cell office:value-type="float" office:value="3" calcext:value-type="float">
            <text:p>3</text:p>
          </table:table-cell>
          <table:table-cell office:value-type="string" calcext:value-type="string">
            <text:p>空がオパールになったから\n窓を叩いて 手を振るの\n君は あくびして目をこすって\n\nこっちを向く\n私たちのお話が 始まる\n\n水の中でも 波に乗って\n聞こえてくる 歌声は\nママみたいに 綺麗だった\n\n陽の光が一番 長い日に\n私は 君の好きな 白い花を摘むの\n届いているかな\n\nサファイアの空になったら\n窓を叩いて 手を振るの\n君は 羽のついたペンを置いて\n\nこっちを向く\n私たちだけの 歌が 始まる\n\n花の中でも 風に乗って\n聞こえてくる メロディは\nパパみたいに 優しかった\n\n陽の光が一番 長い日に\n私は 君の好きな 白い花を摘むの\n届いているかな\n\n琥珀色の空になったら\n窓を叩いて 手を振るの\n君は 丸いお菓子を焼いていて\n\n『いらっしゃい』\n\n花より甘い香りに 笑うの\n\n水の中で\n踊って歌って\n願って願ってみても\n泡になってしまうでしょう\n白い花に包まれ\n月のゆりかごで\nいつかあの瞳は\nまた開くのでしょうね\n\n「あなたは この世界には 美しすぎる」\n\n黒真珠の空から雫\nでも窓をみて 手を振るの\n君は 私の羽根を撫でながら\n会いたかった\n\n会いたかったって言ったの\n窓を叩いて 手を振って\n君の 二つあった宝石は\nいま何色?\n新しいお話まで 待ってるよ\n</text:p>
          </table:table-cell>
          <table:table-cell office:value-type="string" calcext:value-type="string">
            <text:p>Sora ga opāru ni nattakara\nMado o tataite tewofuru no\nKimi wa akubi shite me o kosutte\n\nKocchi o moku\nWatashitachi no ohanashi ga hajimaru\n\nMizu no naka demo namini notte\nKi koe takuru utagou wa\nMama mita ni kireidatta\n\nHi no hikari gā ichiban nagai hi ni\nWatashiwa kimi no sukina shiroi hanawotsumu no\nTodoite iru ka na\n\nZafaia no sora ni no nattara\nMado o tataite tewofuru no\nKimi wa hane no tsuita pen o oite\n\nKocchi o moku\nwatashitachi dake no uta ga hashimaru\n\nHana no naka demo kazeninotte\nKikoete kuru merodi wa\nPapa mitai ni yasashikatta\n\nHi no hikari ga ichiban nagai hi ni\nWatashi wa kimi no sukina shiroi hanawotsumu no\nTodoite iru ka na\n\nKohakuiro no sora ni nattara\nMado o tataite tewofuru no\nKimi wa marui okashi o yaite ite\n\n(Irasshai)\n\nhanayori oyumarini warau no\n\nMizu no naka de\nOdotte utaute\nNegatte Negatte mitemo\nMama ni natte shimaudeshō\nShiroi hana ni tsutsuma re\nTsuki no yuri kago de\nitsukā no hitomi wa\nmata hiraku nodeshō ne\n\n(Anata wa kono sekai ni wa utsuku sugiru)\n\nKuroshinju no sora kara shizuku\nDemo mado o mite tewofuru no\nKimi wa watashi no hame o nade nagara\nAitakatta\n\nAitakatta tte itta no\nMado o tataite te o futte\nKimi no futatsu atta hōseki wa\nIma nanaïro?\nAtarasï ohanashi made matteruyo\n</text:p>
          </table:table-cell>
          <table:table-cell table:style-name="ce5" office:value-type="string" calcext:value-type="string">
            <text:p>常葉円 </text:p>
          </table:table-cell>
          <table:table-cell/>
          <table:table-cell office:value-type="string" calcext:value-type="string">
            <text:p>GammA</text:p>
          </table:table-cell>
          <table:table-cell office:value-type="string" calcext:value-type="string">
            <text:p>With the opalescent sky.\nI just tap on the window and wave.\nYou yawn and rub your eyes.\n\nTurn around over here.\nBecause our story is about to begin.\n\nEven in the water, riding the waves\nI could hear that singing voice.\nSo beautiful like mom.\n\nThe first sunlight of a long day,\nI choose your favorite and white flower.\nI hope I can give it to you.\n\nWhen the sky is sapphire.\nI tap on the window and wave.\nThen, you put down the pen with the feathers.\n\nAnd you'll turn to me.\nAnd we will start our own song.\n\nAmong the flowers, on the wind.\nI hear the melody in there.\nLike daddy, you were so kind.\n\nThe first sunlight of a long day,\nI choose your favorite and white flower.\nI hope I can give it to you.\n\nWhen the sky turns amber.\nI'll tap on the window and wave.\nAnd you're baking round pastries.\n\n"Welcome"\n\nYou smile at the scent sweeter than flowers.\n\nIn the water,\ndance and sing so\nyou can wish and wish more and more.\nAt the end, you'll end in a bubble.\nWrapped in white flowers\nin the craddle of the moon.\nSomeday, those eyes\nwill open again.\n\n"You are too beautiful for this world".\n\nA drop from the black pearls sky.\nBut I look at the window and I wave.\nYou, stroked all my feathers.\nI missed you so much.\n\nI said I missed you.\nThen I tapped on the window and waved.\nWhat color are your two jewels now?\nWhat color now?\nI'll always wait for you to tell me a new story.\n</text:p>
          </table:table-cell>
          <table:table-cell office:value-type="string" calcext:value-type="string">
            <text:p>Hasegawa Liz</text:p>
          </table:table-cell>
          <table:table-cell/>
          <table:table-cell office:value-type="string" calcext:value-type="string">
            <text:p>Sakae Ueda</text:p>
          </table:table-cell>
          <table:table-cell office:value-type="string" calcext:value-type="string">
            <text:p>iroha(sasaki)</text:p>
          </table:table-cell>
          <table:table-cell office:value-type="string" calcext:value-type="string">
            <text:p>ななひら</text:p>
          </table:table-cell>
          <table:table-cell table:style-name="ce5" office:value-type="string" calcext:value-type="string">
            <text:p>It's a Message for you</text:p>
          </table:table-cell>
          <table:table-cell office:value-type="float" office:value="2023" calcext:value-type="float">
            <text:p>2023</text:p>
          </table:table-cell>
          <table:table-cell office:value-type="string" calcext:value-type="string">
            <text:p>https://medium-media.vgm.io/albums/84/129048/129048-2fb8677203af.jpg</text:p>
          </table:table-cell>
          <table:table-cell office:value-type="float" office:value="7" calcext:value-type="float">
            <text:p>7</text:p>
          </table:table-cell>
          <table:table-cell table:style-name="ce5" office:value-type="string" calcext:value-type="string">
            <text:p>Confetto </text:p>
          </table:table-cell>
          <table:table-cell table:number-columns-repeated="16365"/>
        </table:table-row>
        <table:table-row table:style-name="ro1" table:number-rows-repeated="104857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游ゴシック" style:font-size-asian="10pt" style:language-asian="ja" style:country-asian="JP"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08:50:35.556000000</meta:creation-date>
    <dc:date>2023-11-29T14:40:37.348000000</dc:date>
    <meta:editing-duration>PT9H4M5S</meta:editing-duration>
    <meta:editing-cycles>8</meta:editing-cycles>
    <meta:generator>LibreOffice/7.4.2.3$Windows_X86_64 LibreOffice_project/382eef1f22670f7f4118c8c2dd222ec7ad009daf</meta:generator>
    <meta:document-statistic meta:table-count="1" meta:cell-count="51" meta:object-count="0"/>
  </office:meta>
</office:document-meta>
</file>